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8461" officeooo:paragraph-rsid="00088461"/>
    </style:style>
    <style:style style:name="P2" style:family="paragraph" style:parent-style-name="Standard">
      <style:paragraph-properties fo:text-align="start" style:justify-single-word="false"/>
      <style:text-properties officeooo:rsid="00088461" officeooo:paragraph-rsid="00088461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8461" officeooo:paragraph-rsid="00088461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8461" officeooo:paragraph-rsid="00088461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88461" officeooo:paragraph-rsid="00088461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88461" officeooo:paragraph-rsid="0009926a"/>
    </style:style>
    <style:style style:name="P7" style:family="paragraph" style:parent-style-name="Standard">
      <style:paragraph-properties fo:text-align="start" style:justify-single-word="false"/>
      <style:text-properties officeooo:paragraph-rsid="00088461"/>
    </style:style>
    <style:style style:name="T1" style:family="text">
      <style:text-properties officeooo:rsid="00088461"/>
    </style:style>
    <style:style style:name="T2" style:family="text">
      <style:text-properties style:text-position="super 58%"/>
    </style:style>
    <style:style style:name="T3" style:family="text">
      <style:text-properties officeooo:rsid="000992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hamparapillai Katheeskumar</text:p>
      <text:p text:style-name="P1">BAT/IT/2018/FT/030</text:p>
      <text:p text:style-name="P1">Mandapathady, Kannankudah,</text:p>
      <text:p text:style-name="P1">Batticaloa.</text:p>
      <text:p text:style-name="P1"/>
      <text:p text:style-name="P1"/>
      <text:p text:style-name="P1"/>
      <text:p text:style-name="P1">Director,</text:p>
      <text:p text:style-name="P1">Advance Technological Institute,</text:p>
      <text:p text:style-name="P1">Kovil Kulam,</text:p>
      <text:p text:style-name="P1">Arayampathy,</text:p>
      <text:p text:style-name="P1">Batticaloa.</text:p>
      <text:p text:style-name="P1"/>
      <text:p text:style-name="P1"/>
      <text:p text:style-name="P1"><text:tab/><text:span text:style-name="T3">Dear </text:span>Sir,</text:p>
      <text:p text:style-name="P3">REQUESTING A LETTER FOR INDUSTRIAL TRAINING</text:p>
      <text:p text:style-name="P4"/>
      <text:p text:style-name="P6"><text:span text:style-name="T3">I a</text:span>m Katheeskumar <text:s/><text:span text:style-name="T3">(</text:span>Registration Number: BAT/IT/2018/FT/030<text:span text:style-name="T3">)</text:span>, <text:s/><text:span text:style-name="T3">a </text:span>2<text:span text:style-name="T2">nd</text:span> Year <text:span text:style-name="T3">student, </text:span><text:s/>following HND in Information Technology course at ATI Batticaloa. <text:s/><text:span text:style-name="T3">I need to attend a compulsory industrial training for my course.</text:span></text:p>
      <text:p text:style-name="P5"/>
      <text:p text:style-name="P7"><text:tab/>Therefor I kindly request you to issue me a letter for my industrial training at Zonal Education Office, Batticaloa West, K<text:span text:style-name="T1">urinchamunai, Kannankudah.</text:span></text:p>
      <text:p text:style-name="P7"/>
      <text:p text:style-name="P2">Thank you </text:p>
      <text:p text:style-name="P2"/>
      <text:p text:style-name="P2"/>
      <text:p text:style-name="P2">Your faithful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8:26:45.959116614</meta:creation-date>
    <dc:date>2020-11-16T18:49:33.347649106</dc:date>
    <meta:editing-duration>PT12M30S</meta:editing-duration>
    <meta:editing-cycles>2</meta:editing-cycles>
    <meta:generator>LibreOffice/6.3.4.2$Linux_X86_64 LibreOffice_project/60da17e045e08f1793c57c00ba83cdfce946d0aa</meta:generator>
    <meta:document-statistic meta:table-count="0" meta:image-count="0" meta:object-count="0" meta:page-count="1" meta:paragraph-count="15" meta:word-count="78" meta:character-count="603" meta:non-whitespace-character-count="533"/>
  </office:meta>
</office:document-meta>
</file>